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DEO LINK:</text:span></text:p>
      <text:p text:style-name="Standard"><text:a xlink:type="simple" xlink:href="https://www.youtube.com/watch?v=EHHKBFsGerw" text:style-name="Internet_20_link" text:visited-style-name="Visited_20_Internet_20_Link">MAIN PROJECT</text:a><text:span text:style-name="T1">:</text:span></text:p>
      <text:p text:style-name="Standard"><text:a xlink:type="simple" xlink:href="https://www.youtube.com/watch?v=EHHKBFsGerw" text:style-name="Internet_20_link" text:visited-style-name="Visited_20_Internet_20_Link"><text:span text:style-name="T1">https://www.youtube.com/watch?v=EHHKBFsGerw</text:span></text:a></text:p>
      <text:p text:style-name="Standard"><text:span text:style-name="T1"/></text:p>
      <text:p text:style-name="Standard"><text:a xlink:type="simple" xlink:href="https://www.youtube.com/watch?v=t6V9hQNwK7s&amp;t=1s" text:style-name="Internet_20_link" text:visited-style-name="Visited_20_Internet_20_Link">SUB PROJECT</text:a><text:span text:style-name="T1">:</text:span></text:p>
      <text:p text:style-name="Standard"><text:a xlink:type="simple" xlink:href="https://www.youtube.com/watch?v=t6V9hQNwK7s&amp;t=1s" text:style-name="Internet_20_link" text:visited-style-name="Visited_20_Internet_20_Link"><text:span text:style-name="T1">https://www.youtube.com/watch?v=t6V9hQNwK7s&amp;t=1s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ktarios</meta:initial-creator>
    <dc:creator>nektarios kourakis</dc:creator>
    <meta:editing-cycles>2</meta:editing-cycles>
    <meta:creation-date>2021-06-13T17:41:00</meta:creation-date>
    <dc:date>2021-06-17T09:54:29.58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5" meta:word-count="8" meta:character-count="1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